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0.559cm" fo:min-width="0.847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0.841cm" fo:min-width="2.542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="Arrow" draw:marker-end-width="0.379cm" draw:fill="none" draw:fill-color="#729fcf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="Arrow" draw:marker-end-width="0.379cm" draw:fill="none" draw:fill-color="#729fcf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0.893cm" fo:min-width="2.548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none" draw:fill-color="#729fcf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-width="0.279cm" draw:fill="none" draw:fill-color="#729fcf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ffffff" draw:fill="none" draw:textarea-vertical-align="middle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07cm" fo:min-width="0.257cm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68cm" fo:min-width="1.734cm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905cm" svg:height="1.143cm" svg:x="4.429cm" svg:y="7.06cm">
          <text:p text:style-name="P1">be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905cm" svg:height="1.143cm" svg:x="11.129cm" svg:y="7.06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094cm" svg:height="1.143cm" svg:x="7.223cm" svg:y="7.06cm">
          <text:p text:style-name="P1">statement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6.334cm" svg:y1="7.632cm" svg:x2="7.223cm" svg:y2="7.631cm" draw:start-shape="id1" draw:start-glue-point="10" draw:end-shape="id2" draw:end-glue-point="3" svg:d="M6334 7632l889-1" svg:viewBox="0 0 890 2">
          <text:p/>
        </draw:connector>
        <draw:connector draw:style-name="gr3" draw:text-style-name="P2" draw:layer="layout" draw:type="line" svg:x1="10.317cm" svg:y1="7.631cm" svg:x2="11.129cm" svg:y2="7.632cm" draw:start-shape="id2" draw:start-glue-point="1" draw:end-shape="id3" draw:end-glue-point="6" svg:d="M10317 7631l812 1" svg:viewBox="0 0 813 2">
          <text:p/>
        </draw:connector>
        <draw:line draw:style-name="gr3" draw:text-style-name="P2" draw:layer="layout" svg:x1="13.065cm" svg:y1="7.631cm" svg:x2="14.335cm" svg:y2="7.631cm">
          <text:p/>
        </draw:line>
        <draw:line draw:style-name="gr4" draw:text-style-name="P2" draw:layer="layout" svg:x1="3.059cm" svg:y1="7.631cm" svg:x2="4.456cm" svg:y2="7.631cm">
          <text:p text:style-name="P1">S <text:s/><text:s text:c="2"/><text:s/></text:p>
          <text:p text:style-name="P1"><text:s/></text:p>
        </draw:line>
        <draw:custom-shape draw:style-name="gr5" draw:text-style-name="P2" xml:id="id5" draw:id="id5" draw:layer="layout" svg:width="3.048cm" svg:height="1.143cm" svg:x="7.269cm" svg:y="9.76cm">
          <text:p text:style-name="P1">statement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905cm" svg:height="1.143cm" svg:x="11.129cm" svg:y="9.76cm">
          <text:p text:style-name="P1">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xml:id="id4" draw:id="id4" draw:layer="layout" svg:x1="3.159cm" svg:y1="10.331cm" svg:x2="5.191cm" svg:y2="10.331cm">
          <text:p text:style-name="P1">statements</text:p>
          <text:p text:style-name="P1"/>
        </draw:line>
        <draw:connector draw:style-name="gr3" draw:text-style-name="P2" draw:layer="layout" draw:type="line" svg:x1="5.191cm" svg:y1="10.331cm" svg:x2="7.269cm" svg:y2="10.331cm" draw:start-shape="id4" draw:start-glue-point="1" draw:end-shape="id5" draw:end-glue-point="3" svg:d="M5191 10331h2078" svg:viewBox="0 0 2079 1">
          <text:p/>
        </draw:connector>
        <draw:connector draw:style-name="gr3" draw:text-style-name="P2" draw:layer="layout" draw:type="line" svg:x1="10.317cm" svg:y1="10.331cm" svg:x2="11.129cm" svg:y2="10.332cm" draw:start-shape="id5" draw:start-glue-point="1" draw:end-shape="id6" draw:end-glue-point="6" svg:d="M10317 10331l812 1" svg:viewBox="0 0 813 2">
          <text:p/>
        </draw:connector>
        <draw:line draw:style-name="gr3" draw:text-style-name="P2" xml:id="id7" draw:id="id7" draw:layer="layout" svg:x1="13.573cm" svg:y1="10.331cm" svg:x2="14.335cm" svg:y2="10.331cm">
          <text:p/>
        </draw:line>
        <draw:connector draw:style-name="gr7" draw:text-style-name="P2" xml:id="id9" draw:id="id9" draw:layer="layout" draw:type="line" svg:x1="13.034cm" svg:y1="10.332cm" svg:x2="13.573cm" svg:y2="10.331cm" draw:start-shape="id6" draw:start-glue-point="10" draw:end-shape="id7" draw:end-glue-point="3" svg:d="M13034 10332l539-1" svg:viewBox="0 0 540 2">
          <text:p/>
        </draw:connector>
        <draw:line draw:style-name="gr8" draw:text-style-name="P3" xml:id="id8" draw:id="id8" draw:layer="layout" svg:x1="5.191cm" svg:y1="12.43cm" svg:x2="13.319cm" svg:y2="12.43cm">
          <text:p/>
        </draw:line>
        <draw:connector draw:style-name="gr9" draw:text-style-name="P3" draw:layer="layout" draw:type="line" svg:x1="5.191cm" svg:y1="12.43cm" svg:x2="5.191cm" svg:y2="10.331cm" draw:start-shape="id8" draw:start-glue-point="3" draw:end-shape="id4" draw:end-glue-point="1" svg:d="M5191 12430v-2099" svg:viewBox="0 0 1 2100">
          <text:p/>
        </draw:connector>
        <draw:connector draw:style-name="gr8" draw:text-style-name="P3" draw:layer="layout" draw:type="line" svg:x1="13.303cm" svg:y1="10.331cm" svg:x2="13.319cm" svg:y2="12.43cm" draw:start-shape="id9" draw:start-glue-point="0" draw:end-shape="id8" draw:end-glue-point="1" svg:d="M13303 10331l16 2099" svg:viewBox="0 0 17 2100">
          <text:p/>
        </draw:connector>
        <draw:line draw:style-name="gr10" draw:text-style-name="P3" draw:layer="layout" svg:x1="5.064cm" svg:y1="13.319cm" svg:x2="13.573cm" svg:y2="13.319cm">
          <text:p/>
        </draw:line>
      </draw:page>
      <draw:page draw:name="page2" draw:style-name="dp1" draw:master-page-name="Default">
        <draw:custom-shape draw:style-name="gr11" draw:text-style-name="P3" xml:id="id11" draw:id="id11" draw:layer="layout" svg:width="1.143cm" svg:height="1.143cm" svg:x="10.503cm" svg:y="8.32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2" draw:id="id12" draw:layer="layout" svg:width="1.143cm" svg:height="1.143cm" svg:x="10.503cm" svg:y="9.74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3" draw:id="id13" draw:layer="layout" svg:width="1.143cm" svg:height="1.143cm" svg:x="10.503cm" svg:y="11.1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4" draw:id="id14" draw:layer="layout" svg:width="1.143cm" svg:height="1.143cm" svg:x="10.503cm" svg:y="12.59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6" draw:id="id16" draw:layer="layout" svg:width="1.143cm" svg:height="1.143cm" svg:x="10.503cm" svg:y="14.01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7" draw:id="id17" draw:layer="layout" svg:width="1.143cm" svg:height="1.143cm" svg:x="10.503cm" svg:y="15.43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8" draw:id="id18" draw:layer="layout" svg:width="1.143cm" svg:height="1.143cm" svg:x="10.503cm" svg:y="16.86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9" draw:id="id19" draw:layer="layout" svg:width="1.143cm" svg:height="1.143cm" svg:x="10.503cm" svg:y="18.283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0" draw:id="id20" draw:layer="layout" svg:width="1.143cm" svg:height="1.143cm" svg:x="10.503cm" svg:y="19.705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1" draw:id="id21" draw:layer="layout" svg:width="1.143cm" svg:height="1.143cm" svg:x="10.503cm" svg:y="21.125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xml:id="id10" draw:id="id10" draw:layer="layout" svg:x1="5.296cm" svg:y1="15.437cm" svg:x2="6.439cm" svg:y2="15.437cm">
          <text:p text:style-name="P1">digit <text:s text:c="2"/><text:s text:c="2"/></text:p>
          <text:p text:style-name="P1"/>
        </draw:line>
        <draw:connector draw:style-name="gr13" draw:text-style-name="P3" draw:layer="layout" draw:type="line" svg:x1="6.439cm" svg:y1="15.437cm" svg:x2="10.503cm" svg:y2="8.897cm" draw:start-shape="id10" draw:start-glue-point="1" draw:end-shape="id11" draw:end-glue-point="6" svg:d="M6439 15437l4064-6540" svg:viewBox="0 0 4065 6541">
          <text:p/>
        </draw:connector>
        <draw:connector draw:style-name="gr13" draw:text-style-name="P3" draw:layer="layout" draw:type="line" svg:x1="6.439cm" svg:y1="15.437cm" svg:x2="10.503cm" svg:y2="10.32cm" draw:start-shape="id10" draw:start-glue-point="1" draw:end-shape="id12" draw:end-glue-point="6" svg:d="M6439 15437l4064-5117" svg:viewBox="0 0 4065 5118">
          <text:p/>
        </draw:connector>
        <draw:connector draw:style-name="gr13" draw:text-style-name="P3" draw:layer="layout" draw:type="line" svg:x1="6.439cm" svg:y1="15.437cm" svg:x2="10.503cm" svg:y2="11.742cm" draw:start-shape="id10" draw:start-glue-point="1" draw:end-shape="id13" draw:end-glue-point="6" svg:d="M6439 15437l4064-3695" svg:viewBox="0 0 4065 3696">
          <text:p/>
        </draw:connector>
        <draw:line draw:style-name="gr13" draw:text-style-name="P3" xml:id="id15" draw:id="id15" draw:layer="layout" svg:x1="15.202cm" svg:y1="15.31cm" svg:x2="16.726cm" svg:y2="15.31cm">
          <text:p/>
        </draw:line>
        <draw:connector draw:style-name="gr13" draw:text-style-name="P3" draw:layer="layout" draw:type="line" svg:x1="6.439cm" svg:y1="15.437cm" svg:x2="10.503cm" svg:y2="13.165cm" draw:start-shape="id10" draw:start-glue-point="1" draw:end-shape="id14" draw:end-glue-point="6" svg:d="M6439 15437l4064-2272" svg:viewBox="0 0 4065 2273">
          <text:p/>
        </draw:connector>
        <draw:connector draw:style-name="gr14" draw:text-style-name="P3" draw:layer="layout" draw:type="line" svg:x1="11.646cm" svg:y1="8.897cm" svg:x2="15.202cm" svg:y2="15.31cm" draw:start-shape="id11" draw:start-glue-point="10" draw:end-shape="id15" draw:end-glue-point="3" svg:d="M11646 8897l3556 6413" svg:viewBox="0 0 3557 6414">
          <text:p/>
        </draw:connector>
        <draw:connector draw:style-name="gr14" draw:text-style-name="P3" draw:layer="layout" draw:type="line" svg:x1="11.646cm" svg:y1="10.32cm" svg:x2="15.202cm" svg:y2="15.31cm" draw:start-shape="id12" draw:start-glue-point="10" draw:end-shape="id15" draw:end-glue-point="3" svg:d="M11646 10320l3556 4990" svg:viewBox="0 0 3557 4991">
          <text:p/>
        </draw:connector>
        <draw:connector draw:style-name="gr14" draw:text-style-name="P3" draw:layer="layout" draw:type="line" svg:x1="11.646cm" svg:y1="11.742cm" svg:x2="15.202cm" svg:y2="15.31cm" draw:start-shape="id13" draw:start-glue-point="10" draw:end-shape="id15" draw:end-glue-point="3" svg:d="M11646 11742l3556 3568" svg:viewBox="0 0 3557 3569">
          <text:p/>
        </draw:connector>
        <draw:connector draw:style-name="gr14" draw:text-style-name="P3" draw:layer="layout" draw:type="line" svg:x1="11.646cm" svg:y1="13.165cm" svg:x2="15.202cm" svg:y2="15.31cm" draw:start-shape="id14" draw:start-glue-point="10" draw:end-shape="id15" draw:end-glue-point="3" svg:d="M11646 13165l3556 2145" svg:viewBox="0 0 3557 2146">
          <text:p/>
        </draw:connector>
        <draw:connector draw:style-name="gr13" draw:text-style-name="P3" draw:layer="layout" draw:type="line" svg:x1="6.439cm" svg:y1="15.437cm" svg:x2="10.503cm" svg:y2="14.587cm" draw:start-shape="id10" draw:start-glue-point="1" draw:end-shape="id16" draw:end-glue-point="6" svg:d="M6439 15437l4064-850" svg:viewBox="0 0 4065 851">
          <text:p/>
        </draw:connector>
        <draw:connector draw:style-name="gr14" draw:text-style-name="P3" draw:layer="layout" draw:type="line" svg:x1="11.646cm" svg:y1="14.587cm" svg:x2="15.202cm" svg:y2="15.31cm" draw:start-shape="id16" draw:start-glue-point="10" draw:end-shape="id15" draw:end-glue-point="3" svg:d="M11646 14587l3556 723" svg:viewBox="0 0 3557 724">
          <text:p/>
        </draw:connector>
        <draw:connector draw:style-name="gr13" draw:text-style-name="P3" draw:layer="layout" draw:type="line" svg:x1="6.439cm" svg:y1="15.437cm" svg:x2="10.503cm" svg:y2="16.01cm" draw:start-shape="id10" draw:start-glue-point="1" draw:end-shape="id17" draw:end-glue-point="6" svg:d="M6439 15437l4064 573" svg:viewBox="0 0 4065 574">
          <text:p/>
        </draw:connector>
        <draw:connector draw:style-name="gr14" draw:text-style-name="P3" draw:layer="layout" draw:type="line" svg:x1="11.646cm" svg:y1="16.01cm" svg:x2="15.202cm" svg:y2="15.31cm" draw:start-shape="id17" draw:start-glue-point="10" draw:end-shape="id15" draw:end-glue-point="3" svg:d="M11646 16010l3556-700" svg:viewBox="0 0 3557 701">
          <text:p/>
        </draw:connector>
        <draw:connector draw:style-name="gr13" draw:text-style-name="P3" draw:layer="layout" draw:type="line" svg:x1="6.439cm" svg:y1="15.437cm" svg:x2="10.503cm" svg:y2="17.432cm" draw:start-shape="id10" draw:start-glue-point="1" draw:end-shape="id18" draw:end-glue-point="6" svg:d="M6439 15437l4064 1995" svg:viewBox="0 0 4065 1996">
          <text:p/>
        </draw:connector>
        <draw:connector draw:style-name="gr14" draw:text-style-name="P3" draw:layer="layout" draw:type="line" svg:x1="11.646cm" svg:y1="17.432cm" svg:x2="15.202cm" svg:y2="15.31cm" draw:start-shape="id18" draw:start-glue-point="10" draw:end-shape="id15" draw:end-glue-point="3" svg:d="M11646 17432l3556-2122" svg:viewBox="0 0 3557 2123">
          <text:p/>
        </draw:connector>
        <draw:connector draw:style-name="gr13" draw:text-style-name="P3" draw:layer="layout" draw:type="line" svg:x1="6.439cm" svg:y1="15.437cm" svg:x2="10.503cm" svg:y2="18.855cm" draw:start-shape="id10" draw:start-glue-point="1" draw:end-shape="id19" draw:end-glue-point="6" svg:d="M6439 15437l4064 3418" svg:viewBox="0 0 4065 3419">
          <text:p/>
        </draw:connector>
        <draw:connector draw:style-name="gr14" draw:text-style-name="P3" draw:layer="layout" draw:type="line" svg:x1="11.646cm" svg:y1="18.855cm" svg:x2="15.202cm" svg:y2="15.31cm" draw:start-shape="id19" draw:start-glue-point="10" draw:end-shape="id15" draw:end-glue-point="3" svg:d="M11646 18855l3556-3545" svg:viewBox="0 0 3557 3546">
          <text:p/>
        </draw:connector>
        <draw:connector draw:style-name="gr13" draw:text-style-name="P3" draw:layer="layout" draw:type="line" svg:x1="6.439cm" svg:y1="15.437cm" svg:x2="10.503cm" svg:y2="20.277cm" draw:start-shape="id10" draw:start-glue-point="1" draw:end-shape="id20" draw:end-glue-point="6" svg:d="M6439 15437l4064 4840" svg:viewBox="0 0 4065 4841">
          <text:p/>
        </draw:connector>
        <draw:connector draw:style-name="gr14" draw:text-style-name="P3" draw:layer="layout" draw:type="line" svg:x1="11.646cm" svg:y1="20.277cm" svg:x2="15.202cm" svg:y2="15.31cm" draw:start-shape="id20" draw:start-glue-point="10" draw:end-shape="id15" draw:end-glue-point="3" svg:d="M11646 20277l3556-4967" svg:viewBox="0 0 3557 4968">
          <text:p/>
        </draw:connector>
        <draw:connector draw:style-name="gr13" draw:text-style-name="P3" draw:layer="layout" draw:type="line" svg:x1="6.439cm" svg:y1="15.437cm" svg:x2="10.503cm" svg:y2="21.697cm" draw:start-shape="id10" draw:start-glue-point="1" draw:end-shape="id21" draw:end-glue-point="6" svg:d="M6439 15437l4064 6260" svg:viewBox="0 0 4065 6261">
          <text:p/>
        </draw:connector>
        <draw:connector draw:style-name="gr14" draw:text-style-name="P3" draw:layer="layout" draw:type="line" svg:x1="11.646cm" svg:y1="21.697cm" svg:x2="15.202cm" svg:y2="15.31cm" draw:start-shape="id21" draw:start-glue-point="10" draw:end-shape="id15" draw:end-glue-point="3" svg:d="M11646 21697l3556-6387" svg:viewBox="0 0 3557 6388">
          <text:p/>
        </draw:connector>
        <draw:custom-shape draw:style-name="gr15" draw:text-style-name="P3" xml:id="id22" draw:id="id22" draw:layer="layout" svg:width="2.286cm" svg:height="1.27cm" svg:x="10.461cm" svg:y="4.477cm">
          <text:p text:style-name="P1">digit</text:p>
          <draw:enhanced-geometry svg:viewBox="0 0 21600 21600" draw:type="rectangle" draw:enhanced-path="M 0 0 L 21600 0 21600 21600 0 21600 0 0 Z N"/>
        </draw:custom-shape>
        <draw:line draw:style-name="gr16" draw:text-style-name="P3" xml:id="id25" draw:id="id25" draw:layer="layout" svg:x1="8.62cm" svg:y1="5.112cm" svg:x2="9.255cm" svg:y2="5.112cm">
          <text:p/>
        </draw:line>
        <draw:connector draw:style-name="gr16" draw:text-style-name="P3" draw:layer="layout" draw:type="line" svg:x1="12.747cm" svg:y1="5.112cm" svg:x2="13.827cm" svg:y2="5.112cm" draw:start-shape="id22" draw:start-glue-point="1" draw:end-shape="id23" draw:end-glue-point="3" svg:d="M12747 5112h1080" svg:viewBox="0 0 1081 1">
          <text:p/>
        </draw:connector>
        <draw:connector draw:style-name="gr13" draw:text-style-name="P3" draw:layer="layout" svg:x1="11.003cm" svg:y1="7.148cm" svg:x2="8.62cm" svg:y2="5.112cm" draw:start-shape="id24" draw:start-glue-point="6" draw:end-shape="id25" draw:end-glue-point="3" svg:d="M11003 7148h-2383v-2036" svg:viewBox="0 0 2384 2037">
          <text:p/>
        </draw:connector>
        <draw:connector draw:style-name="gr17" draw:text-style-name="P3" draw:layer="layout" draw:type="line" svg:x1="4.645cm" svg:y1="5.113cm" svg:x2="6.703cm" svg:y2="5.113cm" draw:end-shape="id26" draw:end-glue-point="6" svg:d="M4645 5113h2058" svg:viewBox="0 0 2059 1">
          <text:p text:style-name="P1">S <text:s/><text:s text:c="2"/><text:s/></text:p>
          <text:p text:style-name="P1"/>
        </draw:connector>
        <draw:custom-shape draw:style-name="gr11" draw:text-style-name="P3" xml:id="id26" draw:id="id26" draw:layer="layout" svg:width="1.143cm" svg:height="1.143cm" svg:x="6.703cm" svg:y="4.541cm">
          <text:p text:style-name="P1">[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143cm" svg:height="1.143cm" svg:x="15.103cm" svg:y="4.541cm">
          <text:p text:style-name="P1">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24" draw:id="id24" draw:layer="layout" svg:width="1.143cm" svg:height="1.143cm" svg:x="11.003cm" svg:y="6.576cm">
          <text:p text:style-name="P1"><text:span text:style-name="T1">,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xml:id="id27" draw:id="id27" draw:layer="layout" svg:x1="7.853cm" svg:y1="5.112cm" svg:x2="8.615cm" svg:y2="5.112cm">
          <text:p/>
        </draw:line>
        <draw:line draw:style-name="gr13" draw:text-style-name="P3" xml:id="id23" draw:id="id23" draw:layer="layout" svg:x1="13.827cm" svg:y1="5.112cm" svg:x2="15.097cm" svg:y2="5.112cm">
          <text:p/>
        </draw:line>
        <draw:connector draw:style-name="gr13" draw:text-style-name="P3" draw:layer="layout" draw:type="line" svg:x1="8.615cm" svg:y1="5.112cm" svg:x2="10.461cm" svg:y2="5.112cm" draw:start-shape="id27" draw:start-glue-point="1" draw:end-shape="id22" svg:d="M8615 5112h1846" svg:viewBox="0 0 1847 1">
          <text:p/>
        </draw:connector>
        <draw:connector draw:style-name="gr9" draw:text-style-name="P3" draw:layer="layout" draw:line-skew="0.84cm" svg:x1="13.827cm" svg:y1="5.112cm" svg:x2="12.146cm" svg:y2="7.148cm" draw:start-shape="id23" draw:start-glue-point="3" draw:end-shape="id24" draw:end-glue-point="10" svg:d="M13827 5112v2036h-1681" svg:viewBox="0 0 1682 20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6T07:34:52.325499257</meta:creation-date>
    <dc:date>2018-02-10T11:33:28.792540771</dc:date>
    <meta:editing-duration>PT35M20S</meta:editing-duration>
    <meta:editing-cycles>4</meta:editing-cycles>
    <meta:generator>LibreOffice/5.4.2.2$Linux_X86_64 LibreOffice_project/40m0$Build-2</meta:generator>
    <meta:document-statistic meta:object-count="62"/>
  </office:meta>
</office:document-meta>
</file>